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828" officeooo:paragraph-rsid="001b3828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bhavalkar, Rohit, et al. "A comparison of sequence-to-sequence models for speech recognition." <text:span text:style-name="T1">Proc. Interspeech</text:span>. 2017.</text:p>
      <text:p text:style-name="P1">#link: <text:a xlink:type="simple" xlink:href="http://www.isca-speech.org/archive/Interspeech_2017/pdfs/0233.PDF" text:style-name="Internet_20_link" text:visited-style-name="Visited_20_Internet_20_Link">http://www.isca-speech.org/archive/Interspeech_2017/pdfs/0233.PDF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3:43:05.246214222</meta:creation-date>
    <dc:date>2018-03-19T14:05:49.253257268</dc:date>
    <meta:editing-duration>PT12M3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7" meta:character-count="194" meta:non-whitespace-character-count="179"/>
  </office:meta>
</office:document-meta>
</file>